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920e9" officeooo:paragraph-rsid="000920e9"/>
    </style:style>
    <style:style style:name="P2" style:family="paragraph" style:parent-style-name="Standard">
      <style:text-properties officeooo:rsid="000920e9" officeooo:paragraph-rsid="000968a1"/>
    </style:style>
    <style:style style:name="P3" style:family="paragraph" style:parent-style-name="Standard">
      <style:text-properties style:text-underline-style="solid" style:text-underline-width="auto" style:text-underline-color="font-color" fo:font-weight="bold" officeooo:rsid="000920e9" officeooo:paragraph-rsid="000920e9" style:font-weight-asian="bold" style:font-weight-complex="bold"/>
    </style:style>
    <style:style style:name="P4" style:family="paragraph" style:parent-style-name="Standard">
      <style:text-properties fo:font-style="italic" style:text-underline-style="solid" style:text-underline-width="auto" style:text-underline-color="font-color" officeooo:rsid="000968a1" officeooo:paragraph-rsid="000968a1" style:font-style-asian="italic" style:font-style-complex="italic"/>
    </style:style>
    <style:style style:name="P5" style:family="paragraph" style:parent-style-name="Standard">
      <style:text-properties fo:font-style="italic" style:text-underline-style="solid" style:text-underline-width="auto" style:text-underline-color="font-color" officeooo:rsid="000968a1" officeooo:paragraph-rsid="000d2107" style:font-style-asian="italic" style:font-style-complex="italic"/>
    </style:style>
    <style:style style:name="P6" style:family="paragraph" style:parent-style-name="Standard">
      <style:text-properties fo:font-style="italic" style:text-underline-style="solid" style:text-underline-width="auto" style:text-underline-color="font-color" officeooo:rsid="000d2107" officeooo:paragraph-rsid="000d2107" style:font-style-asian="italic" style:font-style-complex="italic"/>
    </style:style>
    <style:style style:name="P7" style:family="paragraph" style:parent-style-name="Standard">
      <style:text-properties fo:font-style="italic" style:text-underline-style="solid" style:text-underline-width="auto" style:text-underline-color="font-color" officeooo:rsid="000e35f9" officeooo:paragraph-rsid="000e35f9" style:font-style-asian="italic" style:font-style-complex="italic"/>
    </style:style>
    <style:style style:name="P8" style:family="paragraph" style:parent-style-name="Standard">
      <style:text-properties fo:font-style="italic" style:text-underline-style="solid" style:text-underline-width="auto" style:text-underline-color="font-color" fo:font-weight="bold" officeooo:rsid="000b5529" officeooo:paragraph-rsid="000b5529" style:font-style-asian="italic" style:font-weight-asian="bold" style:font-style-complex="italic" style:font-weight-complex="bold"/>
    </style:style>
    <style:style style:name="P9" style:family="paragraph" style:parent-style-name="Standard">
      <style:text-properties fo:font-style="italic" style:text-underline-style="solid" style:text-underline-width="auto" style:text-underline-color="font-color" fo:font-weight="bold" officeooo:rsid="000d2107" officeooo:paragraph-rsid="000d2107" style:font-style-asian="italic" style:font-weight-asian="bold" style:font-style-complex="italic" style:font-weight-complex="bold"/>
    </style:style>
    <style:style style:name="P10" style:family="paragraph" style:parent-style-name="Standard">
      <style:text-properties fo:font-style="italic" style:text-underline-style="solid" style:text-underline-width="auto" style:text-underline-color="font-color" fo:font-weight="bold" officeooo:rsid="000920e9" officeooo:paragraph-rsid="000968a1" style:font-style-asian="italic" style:font-weight-asian="bold" style:font-style-complex="italic" style:font-weight-complex="bold"/>
    </style:style>
    <style:style style:name="P11" style:family="paragraph" style:parent-style-name="Standard">
      <style:text-properties fo:font-style="italic" style:text-underline-style="none" fo:font-weight="bold" officeooo:rsid="000d2107" officeooo:paragraph-rsid="000d2107" style:font-style-asian="italic" style:font-weight-asian="bold" style:font-style-complex="italic" style:font-weight-complex="bold"/>
    </style:style>
    <style:style style:name="P12" style:family="paragraph" style:parent-style-name="Standard">
      <style:text-properties fo:font-style="normal" style:text-underline-style="solid" style:text-underline-width="auto" style:text-underline-color="font-color" fo:font-weight="bold" officeooo:rsid="000d2107" officeooo:paragraph-rsid="000d2107" style:font-style-asian="normal" style:font-weight-asian="bold" style:font-style-complex="normal" style:font-weight-complex="bold"/>
    </style:style>
    <style:style style:name="P13"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12bc11" officeooo:paragraph-rsid="0012bc11" style:font-style-asian="normal" style:font-weight-asian="bold" style:font-style-complex="normal" style:font-weight-complex="bold"/>
    </style:style>
    <style:style style:name="P14"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15eb6a" officeooo:paragraph-rsid="0015eb6a" style:font-style-asian="normal" style:font-weight-asian="bold" style:font-style-complex="normal" style:font-weight-complex="bold"/>
    </style:style>
    <style:style style:name="P15"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164040" officeooo:paragraph-rsid="00164040" style:font-style-asian="normal" style:font-weight-asian="bold" style:font-style-complex="normal" style:font-weight-complex="bold"/>
    </style:style>
    <style:style style:name="P16" style:family="paragraph" style:parent-style-name="Standard">
      <style:text-properties fo:font-style="normal" style:text-underline-style="solid" style:text-underline-width="auto" style:text-underline-color="font-color" fo:font-weight="normal" officeooo:rsid="000d2107" officeooo:paragraph-rsid="000d2107" style:font-style-asian="normal" style:font-weight-asian="normal" style:font-style-complex="normal" style:font-weight-complex="normal"/>
    </style:style>
    <style:style style:name="P17"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0f6c49" officeooo:paragraph-rsid="000f6c49" style:font-style-asian="normal" style:font-weight-asian="normal" style:font-style-complex="normal" style:font-weight-complex="normal"/>
    </style:style>
    <style:style style:name="P18" style:family="paragraph" style:parent-style-name="Standard">
      <style:text-properties fo:font-style="normal" style:text-underline-style="solid" style:text-underline-width="auto" style:text-underline-color="font-color" fo:font-weight="normal" officeooo:rsid="000d2107" officeooo:paragraph-rsid="000d2107" fo:background-color="#ffff00" style:font-style-asian="normal" style:font-weight-asian="normal" style:font-style-complex="normal" style:font-weight-complex="normal"/>
    </style:style>
    <style:style style:name="P19" style:family="paragraph" style:parent-style-name="Standard">
      <style:text-properties fo:font-style="normal" style:text-underline-style="none" fo:font-weight="normal" officeooo:rsid="000d2107" officeooo:paragraph-rsid="000d2107" style:font-style-asian="normal" style:font-weight-asian="normal" style:font-style-complex="normal" style:font-weight-complex="normal"/>
    </style:style>
    <style:style style:name="P20" style:family="paragraph" style:parent-style-name="Standard">
      <style:text-properties fo:font-style="normal" style:text-underline-style="none" fo:font-weight="normal" officeooo:rsid="000b5529" officeooo:paragraph-rsid="000b5529" style:font-style-asian="normal" style:font-weight-asian="normal" style:font-style-complex="normal" style:font-weight-complex="normal"/>
    </style:style>
    <style:style style:name="P21" style:family="paragraph" style:parent-style-name="Standard">
      <style:text-properties fo:font-style="normal" style:text-underline-style="none" fo:font-weight="normal" officeooo:rsid="000e35f9" officeooo:paragraph-rsid="000e35f9"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font-style="normal" style:text-underline-style="none" fo:font-weight="normal" officeooo:rsid="000f6c49" officeooo:paragraph-rsid="000f6c49"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font-style="normal" style:text-underline-style="none" fo:font-weight="normal" officeooo:rsid="00115b92" officeooo:paragraph-rsid="00115b92"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fo:font-style="normal" style:text-underline-style="none" fo:font-weight="normal" officeooo:rsid="0012bc11" officeooo:paragraph-rsid="0012bc11"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fo:font-style="normal" style:text-underline-style="none" fo:font-weight="normal" officeooo:rsid="00146071" officeooo:paragraph-rsid="00146071"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fo:font-style="normal" style:text-underline-style="none" fo:font-weight="normal" officeooo:rsid="0014efab" officeooo:paragraph-rsid="0014efab"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fo:font-style="normal" style:text-underline-style="none" fo:font-weight="normal" officeooo:rsid="00164040" officeooo:paragraph-rsid="00164040" style:font-style-asian="normal" style:font-weight-asian="normal" style:font-style-complex="normal" style:font-weight-complex="normal"/>
    </style:style>
    <style:style style:name="P28" style:family="paragraph" style:parent-style-name="Standard">
      <style:text-properties fo:font-style="normal" style:text-underline-style="none" fo:font-weight="normal" officeooo:rsid="000e35f9" officeooo:paragraph-rsid="000e35f9" fo:background-color="#ffff00" style:font-style-asian="normal" style:font-weight-asian="normal" style:font-style-complex="normal" style:font-weight-complex="normal"/>
    </style:style>
    <style:style style:name="P29" style:family="paragraph" style:parent-style-name="Standard">
      <style:text-properties fo:font-style="normal" style:text-underline-style="none" officeooo:rsid="000968a1" officeooo:paragraph-rsid="000968a1" style:font-style-asian="normal" style:font-style-complex="normal"/>
    </style:style>
    <style:style style:name="P30" style:family="paragraph" style:parent-style-name="Standard">
      <style:text-properties fo:font-style="normal" style:text-underline-style="none" officeooo:rsid="000d2107" officeooo:paragraph-rsid="000d2107" style:font-style-asian="normal" style:font-style-complex="normal"/>
    </style:style>
    <style:style style:name="P31" style:family="paragraph" style:parent-style-name="Standard">
      <style:text-properties fo:font-style="normal" style:text-underline-style="none" officeooo:rsid="000b5529" officeooo:paragraph-rsid="000968a1" style:font-style-asian="normal" style:font-style-complex="normal"/>
    </style:style>
    <style:style style:name="P32" style:family="paragraph" style:parent-style-name="Standard">
      <style:paragraph-properties fo:text-align="start" style:justify-single-word="false"/>
      <style:text-properties fo:font-style="normal" style:text-underline-style="none" officeooo:rsid="0012bc11" officeooo:paragraph-rsid="0012bc11" style:font-style-asian="normal" style:font-style-complex="normal"/>
    </style:style>
    <style:style style:name="P33" style:family="paragraph" style:parent-style-name="Standard">
      <style:paragraph-properties fo:text-align="start" style:justify-single-word="false"/>
      <style:text-properties fo:font-style="normal" style:text-underline-style="none" officeooo:rsid="00164040" officeooo:paragraph-rsid="00164040" style:font-style-asian="normal" style:font-style-complex="normal"/>
    </style:style>
    <style:style style:name="P34" style:family="paragraph" style:parent-style-name="Standard">
      <style:paragraph-properties fo:padding="0.074cm" fo:border-left="none" fo:border-right="none" fo:border-top="none" fo:border-bottom="0.99pt solid #000000" style:join-border="false"/>
      <style:text-properties fo:font-style="normal" style:text-underline-style="none" fo:font-weight="normal" officeooo:rsid="000f6c49" officeooo:paragraph-rsid="000e35f9" style:font-style-asian="normal" style:font-weight-asian="normal" style:font-style-complex="normal" style:font-weight-complex="normal"/>
    </style:style>
    <style:style style:name="P35" style:family="paragraph" style:parent-style-name="Standard">
      <style:paragraph-properties fo:text-align="start" style:justify-single-word="false" fo:padding="0.074cm" fo:border-left="none" fo:border-right="none" fo:border-top="none" fo:border-bottom="0.99pt solid #000000" style:join-border="false"/>
      <style:text-properties fo:font-style="normal" style:text-underline-style="none" fo:font-weight="normal" officeooo:rsid="000f6c49" officeooo:paragraph-rsid="000f6c49" style:font-style-asian="normal" style:font-weight-asian="normal" style:font-style-complex="normal" style:font-weight-complex="normal"/>
    </style:style>
    <style:style style:name="P36" style:family="paragraph" style:parent-style-name="Standard">
      <style:paragraph-properties fo:text-align="start" style:justify-single-word="false"/>
      <style:text-properties fo:font-style="normal" style:text-underline-style="none" fo:font-weight="normal" officeooo:rsid="0012bc11" officeooo:paragraph-rsid="0012bc11" style:font-style-asian="normal" style:font-weight-asian="normal" style:font-style-complex="normal" style:font-weight-complex="normal"/>
    </style:style>
    <style:style style:name="P37" style:family="paragraph" style:parent-style-name="Standard">
      <style:paragraph-properties fo:text-align="start" style:justify-single-word="false"/>
      <style:text-properties fo:font-style="normal" style:text-underline-style="none" fo:font-weight="normal" officeooo:rsid="0015eb6a" officeooo:paragraph-rsid="0015eb6a" style:font-style-asian="normal" style:font-weight-asian="normal" style:font-style-complex="normal" style:font-weight-complex="normal"/>
    </style:style>
    <style:style style:name="P38" style:family="paragraph" style:parent-style-name="Standard">
      <style:paragraph-properties fo:text-align="start" style:justify-single-word="false"/>
      <style:text-properties fo:font-style="normal" style:text-underline-style="none" fo:font-weight="normal" officeooo:rsid="0016ee42" officeooo:paragraph-rsid="0016ee42" style:font-style-asian="normal" style:font-weight-asian="normal" style:font-style-complex="normal" style:font-weight-complex="normal"/>
    </style:style>
    <style:style style:name="P39" style:family="paragraph" style:parent-style-name="Standard">
      <style:paragraph-properties fo:text-align="start" style:justify-single-word="false"/>
      <style:text-properties fo:font-style="normal" style:text-underline-style="none" fo:font-weight="normal" officeooo:rsid="0016ee42" officeooo:paragraph-rsid="00164040" style:font-style-asian="normal" style:font-weight-asian="normal" style:font-style-complex="normal" style:font-weight-complex="normal"/>
    </style:style>
    <style:style style:name="P40" style:family="paragraph">
      <loext:graphic-properties draw:fill="none" draw:fill-color="#ffffff"/>
    </style:style>
    <style:style style:name="T1" style:family="text">
      <style:text-properties officeooo:rsid="000968a1"/>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style:text-underline-style="none"/>
    </style:style>
    <style:style style:name="T4" style:family="text">
      <style:text-properties style:text-underline-style="none" officeooo:rsid="000e35f9"/>
    </style:style>
    <style:style style:name="T5" style:family="text">
      <style:text-properties fo:font-style="normal" style:font-style-asian="normal" style:font-style-complex="normal"/>
    </style:style>
    <style:style style:name="T6" style:family="text">
      <style:text-properties fo:font-style="normal" officeooo:rsid="000b5529" style:font-style-asian="normal" style:font-style-complex="normal"/>
    </style:style>
    <style:style style:name="T7" style:family="text">
      <style:text-properties fo:font-style="normal" style:text-underline-style="none" style:font-style-asian="normal" style:font-style-complex="normal"/>
    </style:style>
    <style:style style:name="T8" style:family="text">
      <style:text-properties fo:font-style="normal" style:text-underline-style="none" officeooo:rsid="000b5529" style:font-style-asian="normal" style:font-style-complex="normal"/>
    </style:style>
    <style:style style:name="T9" style:family="text">
      <style:text-properties fo:font-style="normal" style:text-underline-style="none" officeooo:rsid="000d2107" style:font-style-asian="normal" style:font-style-complex="normal"/>
    </style:style>
    <style:style style:name="T10" style:family="text">
      <style:text-properties fo:font-style="normal" style:text-underline-style="none" officeooo:rsid="000f56f6" style:font-style-asian="normal" style:font-style-complex="normal"/>
    </style:style>
    <style:style style:name="T11" style:family="text">
      <style:text-properties fo:font-style="normal" style:text-underline-style="none" fo:font-weight="normal" style:font-style-asian="normal" style:font-weight-asian="normal" style:font-style-complex="normal" style:font-weight-complex="normal"/>
    </style:style>
    <style:style style:name="T12" style:family="text">
      <style:text-properties fo:font-style="normal" style:text-underline-style="none" fo:font-weight="normal" officeooo:rsid="000d2107" style:font-style-asian="normal" style:font-weight-asian="normal" style:font-style-complex="normal" style:font-weight-complex="normal"/>
    </style:style>
    <style:style style:name="T13" style:family="text">
      <style:text-properties fo:font-style="normal" style:text-underline-style="none" fo:background-color="#ffff00" loext:char-shading-value="0" style:font-style-asian="normal" style:font-style-complex="normal"/>
    </style:style>
    <style:style style:name="T14" style:family="text">
      <style:text-properties fo:font-style="normal" style:text-underline-style="none" officeooo:rsid="000b5529" fo:background-color="#ffff00" loext:char-shading-value="0" style:font-style-asian="normal" style:font-style-complex="normal"/>
    </style:style>
    <style:style style:name="T15" style:family="text">
      <style:text-properties fo:font-style="normal" style:text-underline-style="none" officeooo:rsid="0019efc7" fo:background-color="#ffff00" loext:char-shading-value="0"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0e35f9" style:font-style-asian="normal" style:font-weight-asian="normal" style:font-style-complex="normal" style:font-weight-complex="normal"/>
    </style:style>
    <style:style style:name="T18" style:family="text">
      <style:text-properties fo:font-style="normal" fo:font-weight="normal" fo:background-color="#ffff00" loext:char-shading-value="0" style:font-style-asian="normal" style:font-weight-asian="normal" style:font-style-complex="normal" style:font-weight-complex="normal"/>
    </style:style>
    <style:style style:name="T19" style:family="text">
      <style:text-properties fo:font-weight="normal" style:font-weight-asian="normal" style:font-weight-complex="normal"/>
    </style:style>
    <style:style style:name="T20" style:family="text">
      <style:text-properties fo:font-weight="normal" officeooo:rsid="0014efab" style:font-weight-asian="normal" style:font-weight-complex="normal"/>
    </style:style>
    <style:style style:name="T21" style:family="text">
      <style:text-properties fo:font-weight="normal" officeooo:rsid="0015eb6a" style:font-weight-asian="normal" style:font-weight-complex="normal"/>
    </style:style>
    <style:style style:name="T22" style:family="text">
      <style:text-properties fo:font-weight="normal" officeooo:rsid="0016ee42" style:font-weight-asian="normal" style:font-weight-complex="normal"/>
    </style:style>
    <style:style style:name="T23" style:family="text">
      <style:text-properties officeooo:rsid="000d2107"/>
    </style:style>
    <style:style style:name="T24" style:family="text">
      <style:text-properties officeooo:rsid="0019efc7"/>
    </style:style>
    <style:style style:name="gr1" style:family="graphic">
      <style:graphic-properties draw:stroke="solid" svg:stroke-color="#000000" draw:fill="none" draw:fill-color="#ffffff" fo:min-height="5.357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ain Project: Variables selected</text:p>
      <text:p text:style-name="P1"/>
      <text:p text:style-name="P1"/>
      <text:p text:style-name="P1"/>
      <text:p text:style-name="P3">S<text:span text:style-name="T23">ITE LEVEL</text:span></text:p>
      <text:p text:style-name="P3"/>
      <text:p text:style-name="P1"><text:span text:style-name="T24">Longitude</text:span>/Latitude</text:p>
      <text:p text:style-name="P1"><draw:frame text:anchor-type="paragraph" draw:z-index="0" draw:name="Shape1" draw:style-name="gr1" draw:text-style-name="P40" svg:width="6.654cm" svg:height="5.358cm" svg:x="10.77cm" svg:y="0.235cm"><draw:text-box><text:p>Plants recorded in plots: </text:p><text:p>1) everything less than 25cm</text:p><text:p>2)Trees over 5cm DBH</text:p><text:p>3)Saplings height &gt;130cm DBH &lt; 5cm</text:p><text:p>4)Shrubs &gt; 25cm</text:p><text:p/><text:p>Therefore Trees height &lt; 130, DBH &lt;5cm = some short fat trees? Or broken trees??</text:p><text:p>See p 17 summary</text:p><text:p/></draw:text-box></draw:frame>Area/Perimeter</text:p>
      <text:p text:style-name="P1">Designations (SSSI etc)</text:p>
      <text:p text:style-name="P5"><text:span text:style-name="T7">Land cover in buffer. </text:span><text:span text:style-name="T9">(</text:span> <text:span text:style-name="T8">Land use around woodland in 3 buffer zones of 1500, 2500 and 3500m has been recorded and grouped as arable, urban, natural etc. </text:span><text:span text:style-name="T10">See page 34 main</text:span><text:span text:style-name="T9">)</text:span></text:p>
      <text:p text:style-name="P1"/>
      <text:p text:style-name="P10">Site descriptors. </text:p>
      <text:p text:style-name="P2">These are ecologist observed varibles which can be grouped into several categories.</text:p>
      <text:p text:style-name="P1"/>
      <text:p text:style-name="P1"><text:span text:style-name="T2">Trees/plants</text:span> around the site, not in plots, so not already recorded, or in plots, but not falling within a size category to have been recorded. (<text:span text:style-name="T1">See table to the left).</text:span></text:p>
      <text:p text:style-name="P1"/>
      <text:p text:style-name="P4">Human structures:<text:span text:style-name="T7"> Eg, roads, building, walls, sheep pens, quarries, rubbish.</text:span></text:p>
      <text:p text:style-name="P29"/>
      <text:p text:style-name="P4">Signs of woodland management:<text:span text:style-name="T7"> Coppice stools, pollards, recently cut coppice, brash heaps and prunings, stacked timber, coppice sticks, fire sites, stumps.</text:span></text:p>
      <text:p text:style-name="P29"/>
      <text:p text:style-name="P4">Natural Physical features:<text:span text:style-name="T7"> Rock outcrops, cliff, boulders, gully, ponds, streams, glades.</text:span></text:p>
      <text:p text:style-name="P29"/>
      <text:p text:style-name="P4">Natural features of a plant origin: <text:span text:style-name="T7"><text:s/>Rotten logs, lichen covered trunk, hollow trees, rot holes, and many more.</text:span></text:p>
      <text:p text:style-name="P29"/>
      <text:p text:style-name="P6"><text:span text:style-name="T6">V</text:span><text:span text:style-name="T5">ariable maniputlation.</text:span></text:p>
      <text:p text:style-name="P6"><text:span text:style-name="T13">The land cover in buffers needs to be combined to a </text:span><text:span text:style-name="T15">single</text:span><text:span text:style-name="T13"> row variable per site</text:span><text:span text:style-name="T7">. This could be done <text:s/>by assigning an environmental index to the buffers according the the level of each variable. Eg, split them into 3 sets: Urban, Arable, Natural. And give a percentage for each. Then richness can be plotted against %Urban and/or %Arable etc.</text:span></text:p>
      <text:p text:style-name="P30"/>
      <text:p text:style-name="P6"><text:span text:style-name="T13">The site descriptors must also be combined into row level variables per site</text:span><text:span text:style-name="T7">. This could be done by assigning scores. For example: “openness” - derived from the number of glades, large bridleways, streams, recent coppicing etc, “negative species”, bracken, rhododendron</text:span></text:p>
      <text:p text:style-name="P30"/>
      <text:p text:style-name="P7"><text:span text:style-name="T14">D</text:span><text:span text:style-name="T13">iversity </text:span><text:span text:style-name="T15">indices</text:span><text:span text:style-name="T13"> and richness from nest leve</text:span><text:span text:style-name="T15">l</text:span><text:span text:style-name="T13"> variables an be used</text:span><text:span text:style-name="T7">. Diversity and richness will be estimated for the whole woodland area by upscaling these indices.</text:span></text:p>
      <text:p text:style-name="P31"/>
      <text:p text:style-name="P12">PLOT LEVEL</text:p>
      <text:p text:style-name="P20"/>
      <text:p text:style-name="P8"><text:span text:style-name="T11">Live basal area: </text:span><text:span text:style-name="T12">(</text:span><text:span text:style-name="T11">This is the basal area of all living shrubs, sapplings and trees.</text:span><text:span text:style-name="T12">)</text:span></text:p>
      <text:p text:style-name="P20">NVC/CSV Allocations.</text:p>
      <text:p text:style-name="P19">Slope and Aspect of each plot.</text:p>
      <text:p text:style-name="P19">Soil pH</text:p>
      <text:p text:style-name="P19">Soil organic matter</text:p>
      <text:p text:style-name="P19">Soil type</text:p>
      <text:p text:style-name="P19"><text:soft-page-break/>DBH live counts.</text:p>
      <text:p text:style-name="P19"/>
      <text:p text:style-name="P9">Plot descriptors.<text:span text:style-name="T7"> </text:span><text:span text:style-name="T11">Similar to site descriptors.</text:span></text:p>
      <text:p text:style-name="P19"/>
      <text:p text:style-name="P9"><text:span text:style-name="T16">Varib</text:span><text:span text:style-name="T17">le</text:span><text:span text:style-name="T16"> manipulation. </text:span></text:p>
      <text:p text:style-name="P11"><text:span text:style-name="T16">As for site descriptors, </text:span><text:span text:style-name="T18">plot desciptors must be converted to a single row variable</text:span><text:span text:style-name="T16">.</text:span></text:p>
      <text:p text:style-name="P19"/>
      <text:p text:style-name="P11"><text:span text:style-name="T18">DBH measurements will be convereted to a single plot level variable</text:span><text:span text:style-name="T16"> but using the DBH curve which gives a metric for the openness of the plot. The cumulative sum of DBH in each class is calculated. Thus, if there are many young tress, the next DBH class will have fewer trees, and hence the cumulative sum is large and negative. Vice versa for lots of old trees. The sum is near zero for an even distribution of ages.</text:span></text:p>
      <text:p text:style-name="P19"/>
      <text:p text:style-name="P21">Diversity indices and richness from nest level variables can be used.</text:p>
      <text:p text:style-name="P19"/>
      <text:p text:style-name="P12">NEST LEVEL</text:p>
      <text:p text:style-name="P19">This level only contains plant lists with estimated % cover for each plant. </text:p>
      <text:p text:style-name="P19"/>
      <text:p text:style-name="P16">Variable manipulation,</text:p>
      <text:p text:style-name="P18"><text:span text:style-name="T3">The richness will be cal</text:span><text:span text:style-name="T4">culated</text:span><text:span text:style-name="T3"> to give single varible per nest, this can be used per plot and per site.</text:span></text:p>
      <text:p text:style-name="P28">Zeta diversity indices per plot and per site.</text:p>
      <text:p text:style-name="P34"/>
      <text:p text:style-name="P22"/>
      <text:p text:style-name="P17">Tables/variables from the data base which have not been used.</text:p>
      <text:p text:style-name="P22"/>
      <text:p text:style-name="P23"/>
      <text:p text:style-name="P22">Dead basal area</text:p>
      <text:p text:style-name="P22">Site list</text:p>
      <text:p text:style-name="P22">Biogeo elements</text:p>
      <text:p text:style-name="P22">Missing plots</text:p>
      <text:p text:style-name="P22">LCM2000 categories</text:p>
      <text:p text:style-name="P22">Survey dates</text:p>
      <text:p text:style-name="P22">Bg_litter</text:p>
      <text:p text:style-name="P22">DH dead all years</text:p>
      <text:p text:style-name="P35"/>
      <text:p text:style-name="P22"/>
      <text:p text:style-name="P24"/>
      <text:p text:style-name="P25">Vegetation survey:</text:p>
      <text:p text:style-name="P26">1) All vegetation &lt; 25cm.) Cover%: is for 200m2 plot. To nearest 5%. Estimated. 1 = &lt;5%, one or two plants = +)</text:p>
      <text:p text:style-name="P26"/>
      <text:p text:style-name="P26">2)Trees = dbh &gt; 5cm AND tree species </text:p>
      <text:p text:style-name="P26">3)Sapling = tree species h &gt; 130cm but dbh &lt; 5cm (opp quadrants only)</text:p>
      <text:p text:style-name="P26">4)Shrubs = &gt; 25cm, not a tree (opp quadrants only)</text:p>
      <text:p text:style-name="P26"/>
      <text:p text:style-name="P26">Therefore: If tree, &lt;130, &lt;5cm, not recorded. </text:p>
      <text:p text:style-name="P26"/>
      <text:p text:style-name="P26">Quadrant areas(m2): 4,25,50,100,200 </text:p>
      <text:p text:style-name="P26"/>
      <text:p text:style-name="P24"/>
      <text:p text:style-name="P24"/>
      <text:p text:style-name="P24"/>
      <text:p text:style-name="P13"><text:soft-page-break/>Plot level column names</text:p>
      <text:p text:style-name="P24"/>
      <text:p text:style-name="P24">Site = site</text:p>
      <text:p text:style-name="P24">Plot = plot</text:p>
      <text:p text:style-name="P24">Slope Yr1 =slope 1978</text:p>
      <text:p text:style-name="P24">AspectYr1= aspect 1978</text:p>
      <text:p text:style-name="P24">Yr1NVC = NVC classification 1978</text:p>
      <text:p text:style-name="P24">Yr2NVC = NVC classification 2001</text:p>
      <text:p text:style-name="P24">pHYr1 = soil pH 1978</text:p>
      <text:p text:style-name="P24">pHYrs = soil pH 2001</text:p>
      <text:p text:style-name="P24">SOMYr1 = soil organic matter content 1978</text:p>
      <text:p text:style-name="P24">SOMYr2 = soil organic matter content 2001</text:p>
      <text:p text:style-name="P24">MSG = major soil grouping …. there are other subgoups and names that I haven't imported</text:p>
      <text:p text:style-name="P32"><text:span text:style-name="T19">Live Basal AreaYr1 = </text:span><text:span text:style-name="T20">sum of live basal area of all living shrubs, saplings and trees already counted (so not all quadrants because saplings and shrubs are only recorded in 2 quadrant</text:span><text:span text:style-name="T21">s, but missing a few saplings shouldnt matter much to using this for infering canopy).</text:span></text:p>
      <text:p text:style-name="P37">LiveBasalAreaYr2 = as above.</text:p>
      <text:p text:style-name="P37"/>
      <text:p text:style-name="P37">To add to this: mean dbh.</text:p>
      <text:p text:style-name="P38">Species richness per plot will be added to this</text:p>
      <text:p text:style-name="P37"/>
      <text:p text:style-name="P14">Site level column names</text:p>
      <text:p text:style-name="P37"/>
      <text:p text:style-name="P37">Site = site</text:p>
      <text:p text:style-name="P37">Alt_m = altitude in meters</text:p>
      <text:p text:style-name="P37">Area_ha = site area in hectares</text:p>
      <text:p text:style-name="P37">Perim_m = site perimeter in meters</text:p>
      <text:p text:style-name="P37">Easting = Easting</text:p>
      <text:p text:style-name="P37">Northing = Northing …. See python prog to translate to grid refs.</text:p>
      <text:p text:style-name="P37">SSSI/AONB/NCR/NNR/LWTReserve/RSPB/ = binary response to whether site has a designation</text:p>
      <text:p text:style-name="P37">Any Des = binary response if any o the above apply</text:p>
      <text:p text:style-name="P37">No of Des = How many designations it has</text:p>
      <text:p text:style-name="P37">AW = listed in ancient woodlands inventory</text:p>
      <text:p text:style-name="P37">PAWS = potential ancient woodland restoration site</text:p>
      <text:p text:style-name="P37"/>
      <text:p text:style-name="P37">to add to this: environmental positive habitat index derived from site descriptors</text:p>
      <text:p text:style-name="P38">Note – there is no land cover in buffers included at the site level, maybe this needs to be added in. but needs to be combined into a metric than fits one line per site.</text:p>
      <text:p text:style-name="P38"/>
      <text:p text:style-name="P38">Total extrapolated richness will be added to this.</text:p>
      <text:p text:style-name="P37"/>
      <text:p text:style-name="P15">Nest Level</text:p>
      <text:p text:style-name="P27">Site = site</text:p>
      <text:p text:style-name="P27">Plot = plot</text:p>
      <text:p text:style-name="P27">Nest = nest</text:p>
      <text:p text:style-name="P33"><text:span text:style-name="T19"><text:s/>C</text:span><text:span text:style-name="T22">o</text:span><text:span text:style-name="T19">verYr1 = %estimate of ground over over <text:s/>200m2. </text:span><text:span text:style-name="T22">1 = &lt; 5 %, <text:s/>0.5 = +, a few scattered?? Check this otherwise a percentage.</text:span></text:p>
      <text:p text:style-name="P39"/>
      <text:p text:style-name="P39"/>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9T09:23:35.760856156</meta:creation-date>
    <dc:date>2018-02-06T13:23:44.317822296</dc:date>
    <meta:editing-duration>P1DT3H17M8S</meta:editing-duration>
    <meta:editing-cycles>6</meta:editing-cycles>
    <meta:generator>LibreOffice/5.1.6.2$Linux_X86_64 LibreOffice_project/10m0$Build-2</meta:generator>
    <meta:print-date>2018-01-31T11:21:18.236187586</meta:print-date>
    <meta:document-statistic meta:table-count="0" meta:image-count="0" meta:object-count="0" meta:page-count="3" meta:paragraph-count="87" meta:word-count="865" meta:character-count="5062" meta:non-whitespace-character-count="4272"/>
  </office:meta>
</office:document-meta>
</file>